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1.2862in"/>
    </style:style>
    <style:style style:name="co59" style:family="table-column">
      <style:table-column-properties fo:break-before="auto" style:column-width="1.2728in"/>
    </style:style>
    <style:style style:name="co60" style:family="table-column">
      <style:table-column-properties fo:break-before="auto" style:column-width="3.122in"/>
    </style:style>
    <style:style style:name="co61" style:family="table-column">
      <style:table-column-properties fo:break-before="auto" style:column-width="2.198in"/>
    </style:style>
    <style:style style:name="co62" style:family="table-column">
      <style:table-column-properties fo:break-before="auto" style:column-width="0.7772in"/>
    </style:style>
    <style:style style:name="co63" style:family="table-column">
      <style:table-column-properties fo:break-before="auto" style:column-width="3.752in"/>
    </style:style>
    <style:style style:name="co64" style:family="table-column">
      <style:table-column-properties fo:break-before="auto" style:column-width="3.2563in"/>
    </style:style>
    <style:style style:name="co65" style:family="table-column">
      <style:table-column-properties fo:break-before="auto" style:column-width="0.7098in"/>
    </style:style>
    <style:style style:name="co66" style:family="table-column">
      <style:table-column-properties fo:break-before="auto" style:column-width="4.0736in"/>
    </style:style>
    <style:style style:name="co67"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2201in" fo:break-before="auto" style:use-optimal-row-height="true"/>
    </style:style>
    <style:style style:name="ro27" style:family="table-row">
      <style:table-row-properties style:row-height="0.4146in" fo:break-before="auto" style:use-optimal-row-height="true"/>
    </style:style>
    <style:style style:name="ro28" style:family="table-row">
      <style:table-row-properties style:row-height="0.6083in" fo:break-before="auto" style:use-optimal-row-height="true"/>
    </style:style>
    <style:style style:name="ro29" style:family="table-row">
      <style:table-row-properties style:row-height="0.4972in" fo:break-before="auto" style:use-optimal-row-height="true"/>
    </style:style>
    <style:style style:name="ro30" style:family="table-row">
      <style:table-row-properties style:row-height="1.3264in" fo:break-before="auto" style:use-optimal-row-height="true"/>
    </style:style>
    <style:style style:name="ro31" style:family="table-row">
      <style:table-row-properties style:row-height="0.9535in" fo:break-before="auto" style:use-optimal-row-height="true"/>
    </style:style>
    <style:style style:name="ro3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1"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15"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1.2445in" loext:decorative="false"/>
      <style:paragraph-properties style:writing-mode="lr-tb"/>
    </style:style>
    <style:style style:name="gr6" style:family="graphic" style:parent-style-name="Note">
      <style:graphic-properties fo:min-height="0.9335in" loext:decorative="false"/>
      <style:paragraph-properties style:writing-mode="lr-tb" style:text-autospace="none"/>
    </style:style>
    <style:style style:name="gr7" style:family="graphic" style:parent-style-name="Note">
      <style:graphic-properties fo:min-height="0.778in" loext:decorative="false"/>
      <style:paragraph-properties style:writing-mode="lr-tb"/>
    </style:style>
    <style:style style:name="gr8" style:family="graphic" style:parent-style-name="Note">
      <style:graphic-properties fo:min-height="3.9028in" loext:decorative="false"/>
      <style:paragraph-properties style:writing-mode="lr-tb"/>
    </style:style>
    <style:style style:name="gr9" style:family="graphic" style:parent-style-name="Note">
      <style:graphic-properties fo:min-height="1.0492in" loext:decorative="false"/>
      <style:paragraph-properties style:writing-mode="lr-tb"/>
    </style:style>
    <style:style style:name="gr10" style:family="graphic" style:parent-style-name="Note">
      <style:graphic-properties fo:min-height="1.0299in" loext:decorative="false"/>
      <style:paragraph-properties style:writing-mode="lr-tb"/>
    </style:style>
    <style:style style:name="gr11" style:family="graphic" style:parent-style-name="Note">
      <style:graphic-properties fo:min-height="1.089in"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26">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26">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26">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26">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26">
          <table:table-cell/>
          <table:table-cell table:style-name="ce165" office:value-type="string" calcext:value-type="string">
            <office:annotation draw:style-name="gr4" svg:width="1.1413in" svg:height="0.8567in" svg:x="5.4752in" svg:y="9.9024in" draw:caption-point-x="-0.2402in" draw:caption-point-y="0.5945in">
              <dc:creator>Andreas Reichel</dc:creator>
              <dc:date>2024-04-04T09:49: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26">
          <table:table-cell/>
          <table:table-cell table:style-name="ce165" office:value-type="string" calcext:value-type="string">
            <office:annotation draw:style-name="gr4" svg:width="1.1413in" svg:height="0.7083in" svg:x="5.4752in" svg:y="10.1228in" draw:caption-point-x="-0.2402in" draw:caption-point-y="0.5945in">
              <dc:creator>Andreas Reichel</dc:creator>
              <dc:date>2024-04-04T09:49: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26">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7">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27">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26">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26">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7">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6">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office:forms form:automatic-focus="false" form:apply-design-mode="false"/>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5" svg:width="1.1413in" svg:height="1.3232in" svg:x="3.7551in" svg:y="1.5047in" draw:caption-point-x="-0.2402in" draw:caption-point-y="0.5945in">
              <dc:creator>Andreas Reichel</dc:creator>
              <dc:date>2024-04-03T00:00:00</dc:date>
              <text:p>There is a similar function <text:span text:style-name="T1">approx_quantile</text:span><text:span text:style-name="T1">(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6" draw:text-style-name="P1" svg:width="1.1413in" svg:height="1.0122in" svg:x="3.7551in" svg:y="1.9185in" draw:caption-point-x="-0.2402in" draw:caption-point-y="0.5945in">
              <dc:creator>Andreas Reichel</dc:creator>
              <dc:date>2024-04-03T00:00:00</dc:date>
              <text:p text:style-name="P1"><text:span text:style-name="T2">This can be </text:span><text:span text:style-name="T2">rewitten </text:span><text:span text:style-name="T2">however it </text:span><text:span text:style-name="T2">will alter the </text:span><text:span text:style-name="T2">query </text:span><text:span text:style-name="T2">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office:forms form:automatic-focus="false" form:apply-design-mode="false"/>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7"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26">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8">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office:forms form:automatic-focus="false" form:apply-design-mode="false"/>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9">
          <table:table-cell table:style-name="ce96"/>
          <table:table-cell table:style-name="ce98" office:value-type="string" calcext:value-type="string" table:number-columns-spanned="2" table:number-rows-spanned="1">
            <office:annotation office:display="true" draw:style-name="gr8"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9" svg:width="2.1303in" svg:height="1.128in" svg:x="4.4118in" svg:y="4.0228in" draw:caption-point-x="-0.2402in" draw:caption-point-y="0.5945in">
              <dc:creator>Andreas Reichel</dc:creator>
              <dc:date>2024-03-17T00:00:00</dc:date>
              <text:p><text:span text:style-name="T3">DUCKDB does </text:span><text:span text:style-name="T3">not support </text:span><text:span text:style-name="T3">WEEK vs. </text:span><text:span text:style-name="T3">ISOWEEK, </text:span></text:p>
              <text:p><text:span text:style-name="T3">see </text:span><text:span text:style-name="T3">https://gith</text:span><text:span text:style-name="T3">ub.com/duckd</text:span><text:span text:style-name="T3">b/duckdb/dis</text:span><text:span text:style-name="T3">cussions/112</text:span><text:span text:style-name="T3">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215"/>
        <table:table-column table:style-name="co48" table:default-cell-style-name="ce117"/>
        <table:table-column table:style-name="co2" table:default-cell-style-name="ce215"/>
        <table:table-column table:style-name="co49" table:default-cell-style-name="ce117"/>
        <table:table-column table:style-name="co50" table:default-cell-style-name="ce215"/>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office:forms form:automatic-focus="false" form:apply-design-mode="false"/>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office:forms form:automatic-focus="false" form:apply-design-mode="false"/>
        <table:table-column table:style-name="co58"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2">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office:forms form:automatic-focus="false" form:apply-design-mode="false"/>
        <table:table-column table:style-name="co59" table:default-cell-style-name="ce61"/>
        <table:table-column table:style-name="co15" table:default-cell-style-name="ce61"/>
        <table:table-column table:style-name="co2" table:default-cell-style-name="ce80"/>
        <table:table-column table:style-name="co60" table:default-cell-style-name="ce61"/>
        <table:table-column table:style-name="co2"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2" table:default-cell-style-name="ce61"/>
        <table:table-column table:style-name="co15" table:default-cell-style-name="ce61"/>
        <table:table-column table:style-name="co2" table:default-cell-style-name="ce80"/>
        <table:table-column table:style-name="co63" table:default-cell-style-name="ce61"/>
        <table:table-column table:style-name="co2" table:default-cell-style-name="ce80"/>
        <table:table-column table:style-name="co6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5"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1.1413in" svg:height="1.1087in" svg:x="3.6079in" svg:y="5.376in" draw:caption-point-x="-0.2402in" draw:caption-point-y="0.5945in">
              <dc:creator>Andreas Reichel</dc:creator>
              <dc:date>2024-03-23T00:00:00</dc:date>
              <text:p>parameters <text:span text:style-name="T5">`position` </text:span><text:span text:style-name="T5">or </text:span><text:span text:style-name="T5">`occurrence` </text:span><text:span text:style-name="T5">not </text:span><text:span text:style-name="T5">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7"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1.1413in" svg:height="0.7083in" svg:x="3.6079in" svg:y="13.3256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1.1413in" svg:height="0.7083in" svg:x="3.6079in" svg:y="13.7193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office:forms form:automatic-focus="false" form:apply-design-mode="false"/>
        <table:table-column table:style-name="co65" table:default-cell-style-name="ce61"/>
        <table:table-column table:style-name="co15" table:default-cell-style-name="ce61"/>
        <table:table-column table:style-name="co2" table:default-cell-style-name="ce80"/>
        <table:table-column table:style-name="co66" table:default-cell-style-name="ce61"/>
        <table:table-column table:style-name="co2" table:default-cell-style-name="ce80"/>
        <table:table-column table:style-name="co67"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4">00/00/0000</text:date>, <text:time style:data-style-name="N2" text:time-value="08:06:50.2814117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04T13:40:14.144040398</dc:date>
    <dc:creator>Andreas Reichel</dc:creator>
    <meta:editing-duration>P5DT1H17M48S</meta:editing-duration>
    <meta:editing-cycles>131</meta:editing-cycles>
    <meta:generator>LibreOffice/7.6.6.3$Linux_X86_64 LibreOffice_project/b4426c814dfeee20c8fe9bada2294567ebec2de1</meta:generator>
    <meta:document-statistic meta:table-count="20" meta:cell-count="4212" meta:object-count="0"/>
  </office:meta>
</office:document-meta>
</file>